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35cm" fo:min-width="15.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5cm" fo:min-width="15.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ffa6" draw:auto-grow-height="true" draw:auto-grow-width="false" fo:max-height="0cm" fo:min-height="5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pr1" style:family="presentation" style:parent-style-name="Impress1-title">
      <style:graphic-properties fo:min-height="3.507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draw:textarea-vertical-align="middl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.499cm" fo:text-align="start" fo:text-indent="0cm"/>
    </style:style>
    <style:style style:name="P9" style:family="paragraph">
      <style:paragraph-properties style:writing-mode="lr-tb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ffffa6"/>
      <style:paragraph-properties fo:margin-left="0cm" fo:margin-right="0cm" fo:margin-top="0cm" fo:margin-bottom="0cm" fo:line-height="100%" fo:text-indent="0cm" style:writing-mode="lr-tb"/>
      <style:text-properties fo:font-size="20pt"/>
    </style:style>
    <style:style style:name="P14" style:family="paragraph">
      <style:paragraph-properties fo:margin-top="0cm" fo:margin-bottom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Docker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item>
                <text:p>Build an application into an image</text:p>
              </text:list-item>
              <text:list-item>
                <text:p>Run the image as a container</text:p>
              </text:list-item>
              <text:list-item>
                <text:p>Which runs the application</text:p>
              </text:list-item>
            </text:list>
          </draw:text-box>
        </draw:frame>
        <draw:frame draw:style-name="gr1" draw:text-style-name="P2" draw:layer="layout" svg:width="23.6cm" svg:height="5.76cm" svg:x="1.6cm" svg:y="11.8cm">
          <draw:text-box>
            <text:p><text:span text:style-name="T1">Note: docker containers are compliant with the Open Container Initiative (OCI) image specification. Other container managers are available, such as:</text:span></text:p>
            <text:p><text:span text:style-name="T1"/></text:p>
            <text:p><text:span text:style-name="T1">podman for managing containers.</text:span></text:p>
            <text:p><text:span text:style-name="T1"/></text:p>
            <text:p><text:span text:style-name="T1">Buildah for building containe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Docker client and daemon</text:p>
          </draw:text-box>
        </draw:frame>
        <draw:custom-shape draw:style-name="gr3" draw:text-style-name="P4" draw:layer="layout" svg:width="16.2cm" svg:height="3.6cm" svg:x="5.4cm" svg:y="6.6cm">
          <text:p text:style-name="P4">Command – line cli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6cm" svg:height="3.6cm" svg:x="5.6cm" svg:y="13.2cm">
          <text:p text:style-name="P4">Daemon that runs the containers</text:p>
          <text:p text:style-name="P4">Docker Engine provides a RESTfull API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6cm" svg:y1="10.4cm" svg:x2="13.6cm" svg:y2="12.8cm">
          <text:p/>
        </draw:line>
        <draw:frame draw:style-name="gr6" draw:text-style-name="P6" draw:layer="layout" svg:width="9.2cm" svg:height="0.962cm" svg:x="14.2cm" svg:y="11.2cm">
          <draw:text-box>
            <text:p>Http – socket or TCP 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ocker Installation</text:p>
          </draw:text-box>
        </draw:frame>
        <draw:frame presentation:style-name="pr2" draw:text-style-name="P7" draw:layer="layout" svg:width="24cm" svg:height="12.18cm" svg:x="1.6cm" svg:y="4.6cm" presentation:class="outline" presentation:user-transformed="true">
          <draw:text-box>
            <text:list text:style-name="L2">
              <text:list-header>
                <text:p><text:span text:style-name="T1">For Linux mint:</text:span></text:p>
                <text:p><text:span text:style-name="T1">sudo apt install docker*</text:span></text:p>
                <text:p><text:span text:style-name="T1">For Raspberry pi, a shell script is available:</text:span></text:p>
                <text:p><text:span text:style-name="T1">$ curl -fsSL https://get.docker.com -o get-docker.sh</text:span></text:p>
                <text:p><text:span text:style-name="T1">$ sh get-docker.sh</text:span></text:p>
                <text:p><text:span text:style-name="T1"/></text:p>
                <text:p><text:span text:style-name="T1"><text:s text:c="4"/></text:span><text:span text:style-name="T1">For a user to use docker</text:span></text:p>
                <text:p><text:span text:style-name="T1">sudo usermod -aG docker $USER</text:span></text:p>
                <text:p><text:span text:style-name="T1"><text:s text:c="4"/></text:span><text:span text:style-name="T1">Restart to get this to take effect</text:span></text:p>
                <text:p><text:span text:style-name="T1"><text:s text:c="4"/></text:span></text:p>
              </text:list-header>
              <text:list-item>
                <text:p><text:span text:style-name="T1">Warning : Running LXD and Docker on the same host can </text:span><text:span text:style-name="T1">cause connectivity iss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Docker Hub</text:p>
          </draw:text-box>
        </draw:frame>
        <draw:frame presentation:style-name="pr2" draw:text-style-name="P1" draw:layer="layout" svg:width="24cm" svg:height="12.18cm" svg:x="2cm" svg:y="4.6cm" presentation:class="outline" presentation:user-transformed="true">
          <draw:text-box>
            <text:list text:style-name="L2">
              <text:list-item>
                <text:p><text:a xlink:href="https://hub.docker.com/" xlink:type="simple">https://hub.docker.com/</text:a></text:p>
              </text:list-item>
              <text:list-item>
                <text:p>Area where images can be obtained.</text:p>
              </text:list-item>
              <text:list-item>
                <text:p>An image is ‘built’ using one as a base.</text:p>
              </text:list-item>
              <text:list-item>
                <text:p>When an image is ‘run’ you get a container</text:p>
              </text:list-item>
              <text:list-item>
                <text:p>And the app in the container runs.</text:p>
              </text:list-item>
              <text:list-item>
                <text:p>If image is not local, auto pulled from hub:</text:p>
              </text:list-item>
              <text:list-item>
                <text:p>Try:</text:p>
              </text:list-item>
              <text:list-item>
                <text:p>docker run hello-worl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text-style-name="P9" draw:layer="layout" svg:width="24.599cm" svg:height="3.507cm" svg:x="2cm" svg:y="0.836cm" presentation:class="title">
          <draw:text-box>
            <text:list text:style-name="L2">
              <text:list-header>
                <text:p text:style-name="P8"><text:span text:style-name="T2">docker run hello-world</text:span></text:p>
              </text:list-header>
            </text:list>
          </draw:text-box>
        </draw:frame>
        <draw:frame draw:style-name="gr7" draw:text-style-name="P10" draw:layer="layout" svg:width="25cm" svg:height="13.049cm" svg:x="1.6cm" svg:y="4.6cm">
          <draw:text-box>
            <text:p><text:span text:style-name="T3">Unable to find image 'hello-world:latest' locally</text:span></text:p>
            <text:p><text:span text:style-name="T3">latest: Pulling from library/hello-world</text:span></text:p>
            <text:p><text:span text:style-name="T3">2db29710123e: Pull complete </text:span></text:p>
            <text:p><text:span text:style-name="T3">Digest: sha256:e18f0a777aefabe047a671ab3ec3eed05414477c951ab1a6f352a06974245fe7</text:span></text:p>
            <text:p><text:span text:style-name="T3">Status: Downloaded newer image for hello-world:latest</text:span></text:p>
            <text:p><text:span text:style-name="T3"/></text:p>
            <text:p><text:span text:style-name="T3">Hello from Docker!</text:span></text:p>
            <text:p><text:span text:style-name="T3">This message shows that your installation appears to be working correctly.</text:span></text:p>
            <text:p><text:span text:style-name="T3"/></text:p>
            <text:p><text:span text:style-name="T3">To generate this message, Docker took the following steps:</text:span></text:p>
            <text:p><text:span text:style-name="T3"><text:s/></text:span><text:span text:style-name="T3">1. The Docker client contacted the Docker daemon.</text:span></text:p>
            <text:p><text:span text:style-name="T3"><text:s/></text:span><text:span text:style-name="T3">2. The Docker daemon pulled the "hello-world" image from the Docker Hub.</text:span></text:p>
            <text:p><text:span text:style-name="T3"><text:s text:c="4"/></text:span><text:span text:style-name="T3">(amd64)</text:span></text:p>
            <text:p><text:span text:style-name="T3"><text:s/></text:span><text:span text:style-name="T3">3. The Docker daemon created a new container from that image which runs the</text:span></text:p>
            <text:p><text:span text:style-name="T3"><text:s text:c="4"/></text:span><text:span text:style-name="T3">executable that produces the output you are currently reading.</text:span></text:p>
            <text:p><text:span text:style-name="T3"><text:s/></text:span><text:span text:style-name="T3">4. The Docker daemon streamed that output to the Docker client, which sent it</text:span></text:p>
            <text:p><text:span text:style-name="T3"><text:s text:c="4"/></text:span><text:span text:style-name="T3">to your termin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Simple Python application</text:p>
          </draw:text-box>
        </draw:frame>
        <draw:frame draw:style-name="gr8" draw:text-style-name="P11" draw:layer="layout" svg:width="25.2cm" svg:height="7.334cm" svg:x="1.4cm" svg:y="4.6cm">
          <draw:text-box>
            <text:p><text:span text:style-name="T4">Create a folder with two files:</text:span></text:p>
            <text:p><text:span text:style-name="T4"/></text:p>
            <text:p><text:span text:style-name="T4">.</text:span></text:p>
            <text:p><text:span text:style-name="T4">├── </text:span><text:span text:style-name="T4">Dockerfile</text:span></text:p>
            <text:p><text:span text:style-name="T4">└── </text:span><text:span text:style-name="T4">main.py</text:span></text:p>
            <text:p><text:span text:style-name="T4"/></text:p>
            <text:p><text:span text:style-name="T4"/></text:p>
            <text:p><text:span text:style-name="T4">Edit the python file to contain:</text:span></text:p>
            <text:p><text:span text:style-name="T4"/></text:p>
          </draw:text-box>
        </draw:frame>
        <draw:frame draw:style-name="gr9" draw:text-style-name="P13" draw:layer="layout" svg:width="10.2cm" svg:height="5.76cm" svg:x="3.8cm" svg:y="12.372cm">
          <draw:text-box>
            <text:p text:style-name="P12"><text:span text:style-name="T4">#!/usr/bin/env python3</text:span></text:p>
            <text:p text:style-name="P12"><text:span text:style-name="T4"/></text:p>
            <text:p text:style-name="P12"><text:span text:style-name="T4">import sys</text:span></text:p>
            <text:p text:style-name="P12"><text:span text:style-name="T4"/></text:p>
            <text:p text:style-name="P12"><text:span text:style-name="T4">print(sys.version)</text:span></text:p>
            <text:p text:style-name="P12"><text:span text:style-name="T4"/></text:p>
            <text:p text:style-name="P12"><text:span text:style-name="T4">print("Goodbye"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 text:style-name="P14">DockerFile <text:s/><text:span text:style-name="T1">- Defines how to build an image</text:span></text:p>
          </draw:text-box>
        </draw:frame>
        <draw:frame draw:style-name="gr10" draw:text-style-name="P11" draw:layer="layout" svg:width="22.2cm" svg:height="15.204cm" svg:x="2.4cm" svg:y="4.796cm">
          <draw:text-box>
            <text:p><text:span text:style-name="T4">For this Python application we need a base image containing Python, search for Python at https://hub.docker.com/</text:span></text:p>
            <text:p><text:span text:style-name="T4"/></text:p>
            <text:p><text:span text:style-name="T4">There is an official image called 'python', so in 'Dockerfile' insert the following:</text:span></text:p>
            <text:p><text:span text:style-name="T4"/></text:p>
            <text:p><text:span text:style-name="T4">##########################</text:span></text:p>
            <text:p><text:span text:style-name="T4"/></text:p>
            <text:p><text:span text:style-name="T4">FROM python:latest</text:span></text:p>
            <text:p><text:span text:style-name="T4"/></text:p>
            <text:p><text:span text:style-name="T4">COPY main.py /</text:span></text:p>
            <text:p><text:span text:style-name="T4"/></text:p>
            <text:p><text:span text:style-name="T4">CMD [ "python", "./main.py" ]</text:span></text:p>
            <text:p><text:span text:style-name="T4"/></text:p>
            <text:p><text:span text:style-name="T4">###########################</text:span></text:p>
            <text:p><text:span text:style-name="T4"/></text:p>
            <text:p><text:span text:style-name="T4">This will build a new image, using ‘python:latest’ and adding our python application “main.py”, which is the command to be run.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Build your image</text:p>
          </draw:text-box>
        </draw:frame>
        <draw:frame draw:style-name="gr11" draw:text-style-name="P6" draw:layer="layout" svg:width="25.001cm" svg:height="11.98cm" svg:x="1.6cm" svg:y="5.6cm">
          <draw:text-box>
            <text:p><text:span text:style-name="T1">To build the image containing both the python interpreter and main.py:</text:span></text:p>
            <text:p><text:span text:style-name="T1"/></text:p>
            <text:p><text:span text:style-name="T1">$ docker build -t python-test .</text:span></text:p>
            <text:p><text:span text:style-name="T1"/></text:p>
            <text:p><text:span text:style-name="T1">-t <text:s text:c="4"/>Name and optionally a tag in the 'name:tag' format.</text:span></text:p>
            <text:p><text:span text:style-name="T1"><text:s text:c="7"/></text:span><text:span text:style-name="T1">The tag is often your version number.</text:span></text:p>
            <text:p><text:span text:style-name="T1"/></text:p>
            <text:p><text:span text:style-name="T1"><text:s/></text:span><text:span text:style-name="T1">. <text:s text:c="4"/>specifies Dockerfile and main.py are in the local directory</text:span></text:p>
            <text:p><text:span text:style-name="T1"/></text:p>
            <text:p><text:span text:style-name="T1">This creates the new image with your chosen name 'python-test'.</text:span></text:p>
            <text:p><text:span text:style-name="T1"/></text:p>
            <text:p><text:span text:style-name="T1">To list your images, run:</text:span></text:p>
            <text:p><text:span text:style-name="T1"/></text:p>
            <text:p><text:span text:style-name="T1">$ docker image ls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Docker run</text:p>
          </draw:text-box>
        </draw:frame>
        <draw:frame draw:style-name="gr12" draw:text-style-name="P11" draw:layer="layout" svg:width="22.8cm" svg:height="11.32cm" svg:x="2.133cm" svg:y="5.68cm">
          <draw:text-box>
            <text:p><text:span text:style-name="T4">To run the image in its own container:</text:span></text:p>
            <text:p><text:span text:style-name="T4"/></text:p>
            <text:p><text:span text:style-name="T4">$ docker run --rm python-test</text:span></text:p>
            <text:p><text:span text:style-name="T4"/></text:p>
            <text:p><text:span text:style-name="T4">and this should run the python application, and print the python version</text:span></text:p>
            <text:p><text:span text:style-name="T4">followed by "Goodbye"</text:span></text:p>
            <text:p><text:span text:style-name="T4"/></text:p>
            <text:p><text:span text:style-name="T4">--rm removes the container after it has exited,</text:span></text:p>
            <text:p><text:span text:style-name="T4"/></text:p>
            <text:p><text:span text:style-name="T4">Without it the container will have stopped, but will still exist, various capabilities exist for stopping and starting containers.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Some docker commands</text:p>
          </draw:text-box>
        </draw:frame>
        <draw:frame draw:style-name="gr13" draw:text-style-name="P6" draw:layer="layout" svg:width="23.552cm" svg:height="14.108cm" svg:x="1.848cm" svg:y="4.6cm">
          <draw:text-box>
            <text:p><text:span text:style-name="T5">$ docker </text:span><text:span text:style-name="T1">--</text:span>help <text:s text:c="34"/># List docker commands</text:p>
            <text:p/>
            <text:p>$ docker image ls <text:s text:c="30"/># List your images</text:p>
            <text:p/>
            <text:p text:style-name="P12"><text:span text:style-name="T5">$ docker image rm [image name] <text:s text:c="6"/># </text:span>Delete a specific image</text:p>
            <text:p/>
            <text:p text:style-name="P12"><text:span text:style-name="T5">$ docker ps -a <text:s text:c="35"/># </text:span>List all containers (running and stopped)</text:p>
            <text:p/>
            <text:p text:style-name="P12"><text:span text:style-name="T5">$ docker stop [container name] <text:s text:c="9"/># </text:span>Stop a specific container</text:p>
            <text:p text:style-name="P12"/>
            <text:p text:style-name="P12">$ docker start -a [container name] <text:s text:c="5"/># Start a stopped container</text:p>
            <text:p text:style-name="P12"><text:s text:c="59"/># -a option attaches stdin, stdout</text:p>
            <text:p/>
            <text:p text:style-name="P12"><text:span text:style-name="T5">$ docker rm [container name] <text:s text:c="12"/># </text:span>Delete a specific container if stopped</text:p>
            <text:p/>
            <text:p text:style-name="P12"><text:span text:style-name="T5">$ docker container prune <text:s text:c="19"/># </text:span>Delete all stopped containers</text:p>
            <text:p/>
            <text:p text:style-name="P12"><text:span text:style-name="T5">$ docker logs [container name] <text:s text:c="9"/># </text:span>Display logs of a contain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skiwidgets</text:p>
          </draw:text-box>
        </draw:frame>
        <draw:frame draw:style-name="gr14" draw:text-style-name="P2" draw:layer="layout" svg:width="22.2cm" svg:height="13.63cm" svg:x="1.8cm" svg:y="4.757cm">
          <draw:text-box>
            <text:p><text:span text:style-name="T1">Skiwidgets is a web application I have, available on git.</text:span></text:p>
            <text:p><text:span text:style-name="T1"/></text:p>
            <text:p><text:span text:style-name="T1"/></text:p>
            <text:p><text:span text:style-name="T1">Create a folder for the project, and, in the folder</text:span></text:p>
            <text:p><text:span text:style-name="T1"/></text:p>
            <text:p><text:span text:style-name="T1">git clone https://github.com/bernie-skipole/skiwidgets.git</text:span></text:p>
            <text:p><text:span text:style-name="T1"/></text:p>
            <text:p><text:span text:style-name="T1">Ensure skiwidgets.py is set to serve on host 0.0.0.0</text:span></text:p>
            <text:p><text:span text:style-name="T1"/></text:p>
            <text:p><text:span text:style-name="T1">This python app has dependencies listed in requirements.txt which are available from the Python Package Index using:</text:span></text:p>
            <text:p><text:span text:style-name="T1"/></text:p>
            <text:p text:style-name="P12"><text:span text:style-name="T1">pip install -r requirements.txt</text:span></text:p>
            <text:p><text:span text:style-name="T1"/></text:p>
            <text:p><text:span text:style-name="T1">So the application, and its dependencies all need to be loaded into a new image. Create a new Dockerfile, this will use the ‘python’ base image again, and will use the pip command to load dependenci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Dockerfile</text:p>
          </draw:text-box>
        </draw:frame>
        <draw:frame draw:style-name="gr15" draw:text-style-name="P6" draw:layer="layout" svg:width="22.8cm" svg:height="14.341cm" svg:x="1.4cm" svg:y="5cm">
          <draw:text-box>
            <text:p><text:span text:style-name="T1">FROM python:latest</text:span></text:p>
            <text:p><text:span text:style-name="T1"/></text:p>
            <text:p><text:span text:style-name="T1"># Here we define '/application' as base directory where files will</text:span></text:p>
            <text:p><text:span text:style-name="T1"># be installed and all commands will be executed.</text:span></text:p>
            <text:p><text:span text:style-name="T1">WORKDIR /application</text:span></text:p>
            <text:p><text:span text:style-name="T1"/></text:p>
            <text:p><text:span text:style-name="T1"># copy all the files to the container</text:span></text:p>
            <text:p><text:span text:style-name="T1">COPY ./skiwidgets/ .</text:span></text:p>
            <text:p><text:span text:style-name="T1"/></text:p>
            <text:p><text:span text:style-name="T1"># install dependencies</text:span></text:p>
            <text:p><text:span text:style-name="T1">RUN pip install --no-cache-dir -r requirements.txt</text:span></text:p>
            <text:p><text:span text:style-name="T1"/></text:p>
            <text:p><text:span text:style-name="T1"># The skiwidgets app runs on port 8000</text:span></text:p>
            <text:p><text:span text:style-name="T1">EXPOSE 8000</text:span></text:p>
            <text:p><text:span text:style-name="T1"/></text:p>
            <text:p><text:span text:style-name="T1"># and run the app</text:span></text:p>
            <text:p><text:span text:style-name="T1">CMD ["python", "./skiwidgets.py"]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skiwdock</text:p>
          </draw:text-box>
        </draw:frame>
        <draw:frame draw:style-name="gr14" draw:text-style-name="P2" draw:layer="layout" svg:width="22.8cm" svg:height="13.63cm" svg:x="1.2cm" svg:y="5.2cm">
          <draw:text-box>
            <text:p><text:span text:style-name="T1">Build the ‘skiwdock’ image</text:span></text:p>
            <text:p><text:span text:style-name="T1"/></text:p>
            <text:p><text:span text:style-name="T1">$ docker build -t skiwdock .</text:span></text:p>
            <text:p><text:span text:style-name="T1"/></text:p>
            <text:p><text:span text:style-name="T1">This creates the new image with the chosen name 'skiwdock'</text:span></text:p>
            <text:p><text:span text:style-name="T1"/></text:p>
            <text:p><text:span text:style-name="T1">List it:</text:span></text:p>
            <text:p><text:span text:style-name="T1"/></text:p>
            <text:p><text:span text:style-name="T1">$ docker image ls</text:span></text:p>
            <text:p><text:span text:style-name="T1"/></text:p>
            <text:p><text:span text:style-name="T1">Run the image in its own container called ‘ski’:</text:span></text:p>
            <text:p><text:span text:style-name="T1"/></text:p>
            <text:p><text:span text:style-name="T6">$ docker run -d -p 8000:8000 </text:span><text:span text:style-name="T1">--name ski skiwdock</text:span></text:p>
            <text:p><text:span text:style-name="T1"/></text:p>
            <text:p><text:span text:style-name="T1">-d detaches from foreground, -p maps host to container ports</text:span></text:p>
            <text:p><text:span text:style-name="T1"/></text:p>
            <text:p><text:span text:style-name="T1">And connect with a browser to localhost:8000/skiwidget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Stop skiwdock container</text:p>
          </draw:text-box>
        </draw:frame>
        <draw:frame draw:style-name="gr16" draw:text-style-name="P6" draw:layer="layout" svg:width="24.862cm" svg:height="13.326cm" svg:x="1.538cm" svg:y="7.197cm">
          <draw:text-box>
            <text:p><text:span text:style-name="T1">$ docker ps <text:s text:c="34"/># To list containers</text:span></text:p>
            <text:p><text:span text:style-name="T1"/></text:p>
            <text:p><text:span text:style-name="T1">$ docker stop ski <text:s text:c="25"/># To stop the container</text:span></text:p>
            <text:p><text:span text:style-name="T1"/></text:p>
            <text:p><text:span text:style-name="T1">$ docker ps -a <text:s text:c="30"/># To list all containers, including stopped</text:span></text:p>
            <text:p><text:span text:style-name="T1"/></text:p>
            <text:p text:style-name="P12"><text:span text:style-name="T1">$ docker start ski <text:s text:c="25"/># To start the container again</text:span></text:p>
            <text:p text:style-name="P12"><text:span text:style-name="T1"/></text:p>
            <text:p text:style-name="P12"><text:span text:style-name="T1">And to remove it:</text:span></text:p>
            <text:p text:style-name="P12"><text:span text:style-name="T1"/></text:p>
            <text:p text:style-name="P12"><text:span text:style-name="T1">$ docker stop ski</text:span></text:p>
            <text:p text:style-name="P12"><text:span text:style-name="T1"/></text:p>
            <text:p text:style-name="P12"><text:span text:style-name="T1">$ docker rm ski </text:span></text:p>
            <text:p/>
            <text:p><text:s/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docker create</text:p>
          </draw:text-box>
        </draw:frame>
        <draw:frame draw:style-name="gr15" draw:text-style-name="P6" draw:layer="layout" svg:width="25.6cm" svg:height="14.341cm" svg:x="1.2cm" svg:y="4.8cm">
          <draw:text-box>
            <text:p><text:span text:style-name="T1">The create command creates a container without running it. The following example creates an interactive container with a pseudo-TTY attached, then starts the container and attaches to it:</text:span></text:p>
            <text:p><text:span text:style-name="T1"/></text:p>
            <text:p><text:span text:style-name="T1">$ docker container create -i -t --name mycontainer alpine</text:span></text:p>
            <text:p><text:span text:style-name="T1"/></text:p>
            <text:p><text:span text:style-name="T1">$ docker container start --attach -i mycontainer</text:span></text:p>
            <text:p><text:span text:style-name="T1">/ # echo hello world</text:span></text:p>
            <text:p><text:span text:style-name="T1"/></text:p>
            <text:p><text:span text:style-name="T1">hello world</text:span></text:p>
            <text:p><text:span text:style-name="T1"/></text:p>
            <text:p><text:span text:style-name="T1">The above is the equivalent of a docker run:</text:span></text:p>
            <text:p><text:span text:style-name="T1"/></text:p>
            <text:p><text:span text:style-name="T1">$ docker run -it --name mycontainer alpine</text:span></text:p>
            <text:p><text:span text:style-name="T1">/ # echo hello world</text:span></text:p>
            <text:p><text:span text:style-name="T1"/></text:p>
            <text:p><text:span text:style-name="T1">hello world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Networking</text:p>
          </draw:text-box>
        </draw:frame>
        <draw:frame draw:style-name="gr17" draw:text-style-name="P6" draw:layer="layout" svg:width="25cm" svg:height="13.76cm" svg:x="1.4cm" svg:y="4.24cm">
          <draw:text-box>
            <text:p><text:span text:style-name="T1">Several network ‘drivers’ are available, of interest are ‘host’ and ‘bridge’.</text:span></text:p>
            <text:p><text:span text:style-name="T1">‘</text:span><text:span text:style-name="T1">host’ uses the host network port, directly connecting a container to the outside world.</text:span></text:p>
            <text:p><text:span text:style-name="T1">‘</text:span><text:span text:style-name="T1">bridge’ uses internal subnets, as default one called ‘bridge’ is used, but user defined bridge subnets can be created and containers added to them</text:span></text:p>
            <text:p><text:span text:style-name="T1"/></text:p>
            <text:p><text:span text:style-name="T1">To List networks:</text:span></text:p>
            <text:p><text:span text:style-name="T1"/></text:p>
            <text:p><text:span text:style-name="T1">$ docker network ls</text:span></text:p>
            <text:p><text:span text:style-name="T1"/></text:p>
            <text:p><text:span text:style-name="T1">To create a new user defined bridge subnet:</text:span></text:p>
            <text:p><text:span text:style-name="T1"/></text:p>
            <text:p><text:span text:style-name="T1">$ docker network create my-net</text:span></text:p>
            <text:p><text:span text:style-name="T1"/></text:p>
            <text:p><text:span text:style-name="T1">This can be removed with:</text:span></text:p>
            <text:p><text:span text:style-name="T1"/></text:p>
            <text:p><text:span text:style-name="T1">$ docker network rm my-ne</text:span>t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Networking a container</text:p>
          </draw:text-box>
        </draw:frame>
        <draw:frame draw:style-name="gr18" draw:text-style-name="P2" draw:layer="layout" svg:width="24.6cm" svg:height="14.417cm" svg:x="1.631cm" svg:y="4.903cm">
          <draw:text-box>
            <text:p><text:span text:style-name="T6">When you create a new container, you can specify one or more --network flags.</text:span></text:p>
            <text:p><text:span text:style-name="T1"/></text:p>
            <text:p><text:span text:style-name="T6">The </text:span><text:span text:style-name="T1">--network option works with either docker create or docker run.</text:span></text:p>
            <text:p><text:span text:style-name="T1"/></text:p>
            <text:p><text:span text:style-name="T6">$ docker run -d --network my-net </text:span><text:span text:style-name="T1">--name ski skiwdock</text:span></text:p>
            <text:p><text:span text:style-name="T1"/></text:p>
            <text:p><text:span text:style-name="T1">To connect a running container to an existing user-defined bridge, use the docker network connect command. The following command connects an already-running container to an already-existing my-net network:</text:span></text:p>
            <text:p><text:span text:style-name="T1"/></text:p>
            <text:p text:style-name="P12"><text:span text:style-name="T6">$ docker network connect my-net yet</text:span><text:span text:style-name="T1">anothercontainer</text:span></text:p>
            <text:p text:style-name="P12"><text:span text:style-name="T1"/></text:p>
            <text:p text:style-name="P12"><text:span text:style-name="T1">You can also use this to connect your container to multiple networ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host network</text:p>
          </draw:text-box>
        </draw:frame>
        <draw:frame draw:style-name="gr18" draw:text-style-name="P2" draw:layer="layout" svg:width="24.8cm" svg:height="14.417cm" svg:x="2cm" svg:y="4.2cm">
          <draw:text-box>
            <text:p><text:span text:style-name="T1">With the network running, inspect it with:</text:span></text:p>
            <text:p><text:span text:style-name="T1"/></text:p>
            <text:p><text:span text:style-name="T1">$ docker network inspect my-net</text:span></text:p>
            <text:p><text:span text:style-name="T1"/></text:p>
            <text:p><text:span text:style-name="T1">As the docker run command did not have the p option, the ski container can only be accessed via the internal subnet. Check it’s ip address and call it from the host browser. Then stop and remove the container.</text:span></text:p>
            <text:p><text:span text:style-name="T1"/></text:p>
            <text:p><text:span text:style-name="T1">$ docker stop ski</text:span></text:p>
            <text:p><text:span text:style-name="T1"/></text:p>
            <text:p text:style-name="P12"><text:span text:style-name="T1">$ docker rm ski</text:span></text:p>
            <text:p><text:span text:style-name="T1"/></text:p>
            <text:p text:style-name="P12"><text:span text:style-name="T6">Now create the ski container again using the host network:</text:span></text:p>
            <text:p><text:span text:style-name="T1"/></text:p>
            <text:p><text:span text:style-name="T1">$ docker run -d --network host --name ski skiwdock</text:span></text:p>
            <text:p><text:span text:style-name="T1"/></text:p>
            <text:p><text:span text:style-name="T1">Try viewing this on localhost.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>Restart policies</text:p>
          </draw:text-box>
        </draw:frame>
        <draw:frame draw:style-name="gr8" draw:text-style-name="P2" draw:layer="layout" svg:width="24cm" svg:height="7.334cm" svg:x="2.2cm" svg:y="4.8cm">
          <draw:text-box>
            <text:p><text:span text:style-name="T1">There are several ‘restart’ policies – look them up.</text:span></text:p>
            <text:p><text:span text:style-name="T1"/></text:p>
            <text:p><text:span text:style-name="T1">However a common one would be --restart always, so the previous command which would keep a web server running could be:</text:span></text:p>
            <text:p><text:span text:style-name="T1"/></text:p>
            <text:p><text:span text:style-name="T1"/></text:p>
            <text:p text:style-name="P12"><text:span text:style-name="T6">$ docker run -d --network host </text:span><text:span text:style-name="T1">--restart always --name ski skiwdock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Adding host storage</text:p>
          </draw:text-box>
        </draw:frame>
        <draw:frame draw:style-name="gr19" draw:text-style-name="P2" draw:layer="layout" svg:width="25.4cm" svg:height="17.565cm" svg:x="1.199cm" svg:y="3.4cm">
          <draw:text-box>
            <text:p><text:span text:style-name="T7"/></text:p>
            <text:p><text:span text:style-name="T7">Volumes</text:span><text:span text:style-name="T1"> are stored in a part of the host filesystem managed by Docker (/var/lib/docker/volumes/). Non-Docker processes should not modify this.</text:span></text:p>
            <text:p><text:span text:style-name="T1"/></text:p>
            <text:p><text:span text:style-name="T7">Bind mounts</text:span><text:span text:style-name="T1"> may be stored anywhere on the host system. Host processes can modify them.</text:span></text:p>
            <text:p><text:span text:style-name="T1"/></text:p>
            <text:p><text:span text:style-name="T8">tmpfs mounts</text:span><text:span text:style-name="T1"> are stored in the host system’s memory only, and are never written to the host filesystem.</text:span></text:p>
            <text:p><text:span text:style-name="T1"/></text:p>
            <text:p><text:span text:style-name="T1">Create a volume:</text:span></text:p>
            <text:p><text:span text:style-name="T1">$ docker volume create my-vol</text:span></text:p>
            <text:p><text:span text:style-name="T1"/></text:p>
            <text:p><text:span text:style-name="T1">List volumes:</text:span></text:p>
            <text:p><text:span text:style-name="T1">$ docker volume ls</text:span></text:p>
            <text:p><text:span text:style-name="T1"/></text:p>
            <text:p><text:span text:style-name="T1">Inspect a volume:</text:span></text:p>
            <text:p><text:span text:style-name="T1">$ docker volume inspect my-vol</text:span></text:p>
            <text:p><text:span text:style-name="T1"/></text:p>
            <text:p><text:span text:style-name="T1">Remove a volume:</text:span></text:p>
            <text:p><text:span text:style-name="T1">$ docker volume rm my-vol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draw:frame presentation:style-name="pr1" draw:text-style-name="P1" draw:layer="layout" svg:width="24.599cm" svg:height="3.507cm" svg:x="2cm" svg:y="0.836cm" presentation:class="title">
          <draw:text-box>
            <text:p>Mount the volume</text:p>
          </draw:text-box>
        </draw:frame>
        <draw:frame draw:style-name="gr18" draw:text-style-name="P2" draw:layer="layout" svg:width="25.2cm" svg:height="14.417cm" svg:x="1.6cm" svg:y="4.422cm">
          <draw:text-box>
            <text:p><text:span text:style-name="T1">docker run -d --name ski <text:s/>--mount source=my-vol,target=/app skiwdock</text:span></text:p>
            <text:p><text:span text:style-name="T1"/></text:p>
            <text:p><text:span text:style-name="T1">So this adds the previously created volume ‘my-vol’ to the container at mount point /app, and if the container is stopped and restarted, any data saved by this container into this volume is retained.</text:span></text:p>
            <text:p><text:span text:style-name="T1"/></text:p>
            <text:p><text:span text:style-name="T1"/></text:p>
            <text:p><text:span text:style-name="T1">To create a bind mount, assume you have created a host sub directory ‘mydir’:</text:span></text:p>
            <text:p><text:span text:style-name="T1"/></text:p>
            <text:p><text:span text:style-name="T1">docker run -d --name ski <text:s/>\</text:span></text:p>
            <text:p><text:span text:style-name="T1">--mount type=bind,source="$(pwd)"/mydir,target=/app skiwdock</text:span></text:p>
            <text:p><text:span text:style-name="T1"/></text:p>
            <text:p><text:span text:style-name="T1">And a tmpfs mount:</text:span></text:p>
            <text:p><text:span text:style-name="T1"/></text:p>
            <text:p><text:span text:style-name="T1">docker run -d --name ski --mount type=tmpfs,destination=/app skiwdock</text:span></text:p>
            <text:p><text:span text:style-name="T1"/></text:p>
            <text:p><text:span text:style-name="T1">This is useful to temporarily store sensitive files that you don’t want to persist in either the host or the contain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draw:frame presentation:style-name="pr1" draw:text-style-name="P1" draw:layer="layout" svg:width="24.599cm" svg:height="3.507cm" svg:x="2cm" svg:y="0.836cm" presentation:class="title">
          <draw:text-box>
            <text:p>Docker clients</text:p>
          </draw:text-box>
        </draw:frame>
        <draw:frame presentation:style-name="pr2" draw:text-style-name="P16" draw:layer="layout" svg:width="24cm" svg:height="12.18cm" svg:x="2cm" svg:y="6cm" presentation:class="outline">
          <draw:text-box>
            <text:list text:style-name="L2">
              <text:list-item>
                <text:p><text:span text:style-name="T1">Docker-compose</text:span></text:p>
              </text:list-item>
              <text:list-item>
                <text:p><text:span text:style-name="T1">Docker compose</text:span></text:p>
              </text:list-item>
              <text:list-item>
                <text:p><text:span text:style-name="T1">Docker-py</text:span></text:p>
                <text:p><text:span text:style-name="T1"><text:a xlink:href="https://docker-py.readthedocs.io/en/stable" xlink:type="simple">https://docker-py.readthedocs.io/en/stable</text:a></text:span></text:p>
                <text:p><text:span text:style-name="T1">Python-on-whales</text:span></text:p>
                <text:p><text:span text:style-name="T1"><text:a xlink:href="https://gabrieldemarmiesse.github.io/python-on-whales/docker_client/" xlink:type="simple">https://gabrieldemarmiesse.github.io/python-on-whales/docker_client/</text:a></text:span></text:p>
              </text:list-item>
              <text:list-item>
                <text:p><text:span text:style-name="T1">Go client library</text:span></text:p>
                <text:p><text:span text:style-name="T1"><text:s/></text:span><text:span text:style-name="T1"><text:a xlink:href="https://pkg.go.dev/github.com/docker/docker/client" xlink:type="simple">https://pkg.go.dev/github.com/docker/docker/client</text:a>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draw:frame presentation:style-name="pr1" draw:text-style-name="P1" draw:layer="layout" svg:width="24.599cm" svg:height="3.507cm" svg:x="2cm" svg:y="0.836cm" presentation:class="title">
          <draw:text-box>
            <text:p>Orchestration</text:p>
          </draw:text-box>
        </draw:frame>
        <draw:frame presentation:style-name="pr2" draw:text-style-name="P16" draw:layer="layout" svg:width="24cm" svg:height="8.6cm" svg:x="1.4cm" svg:y="9.2cm" presentation:class="outline" presentation:user-transformed="true">
          <draw:text-box>
            <text:list text:style-name="L2">
              <text:list-item>
                <text:p><text:span text:style-name="T1">Kubernetes</text:span></text:p>
                <text:list>
                  <text:list-item>
                    <text:p><text:span text:style-name="T1">Initially Google, now Cloud Native Computing Foundation</text:span></text:p>
                  </text:list-item>
                </text:list>
              </text:list-item>
              <text:list-item>
                <text:p><text:span text:style-name="T1">Docker swarm</text:span></text:p>
                <text:list>
                  <text:list-item>
                    <text:p><text:span text:style-name="T1">From docker, less popular than kubernetes</text:span></text:p>
                  </text:list-item>
                </text:list>
              </text:list-item>
              <text:list-item>
                <text:p><text:span text:style-name="T1">Cloud provider managed system</text:span></text:p>
                <text:list>
                  <text:list-item>
                    <text:p><text:span text:style-name="T1">What you are most likely to use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23.8cm" svg:height="1.825cm" svg:x="2cm" svg:y="5.4cm">
          <draw:text-box>
            <text:p><text:span text:style-name="T1">Systems are available which can manage multiple containers across multiple server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22:08:56.601248475</meta:creation-date>
    <meta:editing-duration>PT5H10M43S</meta:editing-duration>
    <meta:editing-cycles>68</meta:editing-cycles>
    <meta:generator>LibreOffice/6.4.7.2$Linux_X86_64 LibreOffice_project/40$Build-2</meta:generator>
    <dc:title>Impress</dc:title>
    <dc:date>2022-12-12T15:55:18.121005817</dc:date>
    <meta:document-statistic meta:object-count="132"/>
  </office:meta>
</office:document-meta>
</file>